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fo:min-height="0.935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1.2cm" fo:margin-right="0cm" text:enable-numbering="true" fo:text-indent="-0.9cm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cc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file I/O: Serializable</presentation:footer-decl>
      <presentation:footer-decl presentation:name="ftr2">CMPTxxxx</presentation:footer-decl>
      <presentation:date-time-decl presentation:name="dtd1" presentation:source="fixed">20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File I/O: Serialization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0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draw:frame draw:style-name="gr1" draw:layer="layout" svg:width="11.866cm" svg:height="1.185cm" svg:x="15.434cm" svg:y="17.847cm">
          <draw:text-box>
            <text:p text:style-name="P1"><text:span text:style-name="T1">(link: </text:span><text:span text:style-name="T1"><text:a xlink:href="http://java.sun.com/javase/6/docs/technotes/guides/serialization/index.html">Sun Tech Guide on Serialization</text:a></text:span><text:span text:style-name="T1">)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java.io classes</text:p>
          </draw:text-box>
        </draw:frame>
        <draw:frame presentation:style-name="pr6" draw:text-style-name="P3" draw:layer="layout" svg:width="25.199cm" svg:height="14.791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Byte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leInputStream, File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haracter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leReader, FileWrite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bject</text:span>-based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bjectInputStream, ObjectOutputStre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tandard</text:span> stream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ystem.in, System.out, System.err</text:span></text:p>
                  </text:list-item>
                </text:list>
              </text:list-item>
            </text:list>
            <text:list text:style-name="L3">
              <text:list-item>
                <text:p text:style-name="P3">Object holding <text:span text:style-name="T2">pathname</text:span> informati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Serializable objects</text:p>
          </draw:text-box>
        </draw:frame>
        <draw:frame presentation:style-name="pr6" draw:text-style-name="P3" draw:layer="layout" svg:width="25.199cm" svg:height="14.778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Serialization</text:span> is converting an object to a representation that can be written to a <text:span text:style-name="T2">stream</text:span></text:p>
              </text:list-item>
            </text:list>
            <text:list text:style-name="L3">
              <text:list-item>
                <text:p text:style-name="P3">The <text:span text:style-name="T3">Serializable</text:span> interface is a <text:span text:style-name="T2">tag</text:span>:</text:p>
              </text:list-item>
            </text:list>
            <text:list text:style-name="L3">
              <text:list-item>
                <text:list>
                  <text:list-item>
                    <text:p text:style-name="P4">Interface with <text:span text:style-name="T2">no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d to <text:span text:style-name="T2">identify</text:span> what objects are serializab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rimitive</text:span> types are serializable</text:p>
              </text:list-item>
            </text:list>
            <text:list text:style-name="L3">
              <text:list-item>
                <text:p text:style-name="P3"><text:span text:style-name="T2">Arrays</text:span> of serializable objects are serializable</text:p>
              </text:list-item>
            </text:list>
            <text:list text:style-name="L3">
              <text:list-item>
                <text:p text:style-name="P3">A <text:span text:style-name="T2">class</text:span> can be tagged as serializable if all its <text:span text:style-name="T2">instance variables</text:span> are serializabl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n-serializable vars can be declared <text:span text:style-name="T3">transient</text:span> (skipped during serializ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Object-based I/O</text:p>
          </draw:text-box>
        </draw:frame>
        <draw:frame presentation:style-name="pr6" draw:text-style-name="P3" draw:layer="layout" svg:width="25.199cm" svg:height="14.235cm" svg:x="1.4cm" svg:y="4.507cm" presentation:class="outline" presentation:user-transformed="true">
          <draw:text-box>
            <text:list text:style-name="L3">
              <text:list-item>
                <text:p text:style-name="P3">Use <text:span text:style-name="T4">FileInputStream</text:span> / <text:span text:style-name="T4">FileOutputStream</text:span> to <text:span text:style-name="T2">open</text:span> a file for binary I/O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fos = new FileOutputStream( “output.db”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rap the stream in an <text:span text:style-name="T4">ObjectInputStream</text:span> / <text:span text:style-name="T4">ObjectOutputStream</text:span> to use object <text:span text:style-name="T2">serializ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oos = new ObjectOutputStream( fo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 <text:span text:style-name="T4">readObject</text:span>/<text:span text:style-name="T4">writeObject</text:span> to do the I/O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oos.writeObject( myobj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readObject() </text:span>returns a generic <text:span text:style-name="T3">Objec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Cast</text:span> it back to the original typ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myobj = (MyObj) ios.readObject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Customizing serialization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2">Serializable</text:span> objects: just tag as <text:span text:style-name="T3">Serializable</text:span></text:p>
              </text:list-item>
            </text:list>
            <text:list text:style-name="L3">
              <text:list-item>
                <text:list>
                  <text:list-item>
                    <text:p text:style-name="P4">all the <text:span text:style-name="T2">work</text:span> for how to <text:span text:style-name="T2">read</text:span>/<text:span text:style-name="T2">write</text:span> is done for you</text:p>
                  </text:list-item>
                </text:list>
              </text:list-item>
            </text:list>
            <text:list text:style-name="L3">
              <text:list-item>
                <text:p text:style-name="P3">Methods <text:span text:style-name="T3">writeObject</text:span>() / <text:span text:style-name="T3">readObject</text:span>()</text:p>
              </text:list-item>
            </text:list>
            <text:list text:style-name="L3">
              <text:list-item>
                <text:list>
                  <text:list-item>
                    <text:p text:style-name="P4">Specify exactly what <text:span text:style-name="T2">format</text:span> to use in writing o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call <text:span text:style-name="T3">defaultWriteObject</text:span>() to do the <text:span text:style-name="T2">default</text:span> functiona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 use your <text:span text:style-name="T2">own</text:span> <text:span text:style-name="T3">writeInt</text:span>(), etc. to write out n<text:span text:style-name="T2">on-serializable</text:span> fields</text:p>
                  </text:list-item>
                </text:list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8">See <text:span text:style-name="T1"><text:a xlink:href="http://java.sun.com/javase/6/docs/technotes/guides/serialization/examples/custom/index3.html">CustomDataExample.java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andom-access files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equential files are hard to <text:span text:style-name="T2">modify in-place</text:span></text:p>
              </text:list-item>
            </text:list>
            <text:list text:style-name="L3">
              <text:list-item>
                <text:list>
                  <text:list-item>
                    <text:p text:style-name="P4">Must erase and rewrite <text:span text:style-name="T2">entire</text:span>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Random-access</text:span> fil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file = new RandomAccessFile( “user.db”, “rw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Can be used in place of <text:span text:style-name="T4">FileInputStream</text:span> / <text:span text:style-name="T4">FileOutputStream</text:span>, e.g., to do <text:span text:style-name="T2">object</text:span>-based I/O</text:p>
              </text:list-item>
            </text:list>
            <text:list text:style-name="L3">
              <text:list-item>
                <text:p text:style-name="P3">File <text:span text:style-name="T2">position</text:span> point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file.seek( num_byte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ek to position relative to <text:span text:style-name="T2">sta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2-20T15:58:15</dc:date>
    <meta:editing-cycles>112</meta:editing-cycles>
    <meta:editing-duration>P5DT0H31M5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